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+[.C4]" office:value-type="float" office:value="33" calcext:value-type="float">
            <text:p/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]+[.C5]" office:value-type="float" office:value="41" calcext:value-type="float">
            <text:p/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E6]+[.C6]" office:value-type="float" office:value="42" calcext:value-type="float">
            <text:p/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E7]+[.C7]" office:value-type="float" office:value="40" calcext:value-type="float">
            <text:p/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3:.E7])" office:value-type="float" office:value="21.8" calcext:value-type="float">
            <text:p/>
          </table:table-cell>
          <table:table-cell table:formula="of:=AVERAGE([.F3:.F7])" office:value-type="float" office:value="32.8" calcext:value-type="float">
            <text:p/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formula="of:=AVERAGE([.E12:.E16])" office:value-type="float" office:value="18.6" calcext:value-type="float">
            <text:p/>
          </table:table-cell>
          <table:table-cell table:formula="of:=AVERAGE([.F12:.F16])" office:value-type="float" office:value="29.6" calcext:value-type="float">
            <text:p/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JF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formula="of:=AVERAGE([.E21:.E25])" office:value-type="float" office:value="8.8" calcext:value-type="float">
            <text:p/>
          </table:table-cell>
          <table:table-cell table:formula="of:=AVERAGE([.F21:.F25])" office:value-type="float" office:value="19.8" calcext:value-type="float">
            <text:p/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0:.E34])" office:value-type="float" office:value="18.2" calcext:value-type="float">
            <text:p/>
          </table:table-cell>
          <table:table-cell table:formula="of:=AVERAGE([.F30:.F34])" office:value-type="float" office:value="31.2" calcext:value-type="float">
            <text:p/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HPF (prä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39:.E43])" office:value-type="float" office:value="26.2" calcext:value-type="float">
            <text:p/>
          </table:table-cell>
          <table:table-cell table:formula="of:=AVERAGE([.F39:.F43])" office:value-type="float" office:value="37.2" calcext:value-type="float">
            <text:p/>
          </table:table-cell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AVERAGE([.E48:.E52])" office:value-type="float" office:value="7.4" calcext:value-type="float">
            <text:p/>
          </table:table-cell>
          <table:table-cell table:formula="of:=AVERAGE([.F48:.F52])" office:value-type="float" office:value="18.4" calcext:value-type="float">
            <text:p/>
          </table:table-cell>
          <table:table-cell table:number-columns-repeated="2"/>
        </table:table-row>
      </table:table>
      <table:table table:name="Tabelle2" table:style-name="ta1">
        <table:shapes>
          <draw:frame draw:z-index="0" draw:style-name="gr1" draw:text-style-name="P1" svg:width="6.1453in" svg:height="3.5138in" svg:x="0in" svg:y="0.4811in">
            <draw:object draw:notify-on-update-of-ranges="Tabelle1.A2:Tabelle1.A2 Tabelle1.A3:Tabelle1.A7 Tabelle1.B2:Tabelle1.B2 Tabelle1.B3:Tabelle1.B7 Tabelle1.G2:Tabelle1.G2 Tabelle1.G3:Tabelle1.G7 Tabelle1.H2:Tabelle1.H2 Tabelle1.H3:Tabelle1.H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563in" svg:height="3.5547in" svg:x="0in" svg:y="9.0984in">
            <draw:object draw:notify-on-update-of-ranges="Tabelle1.A20:Tabelle1.A20 Tabelle1.A21:Tabelle1.A25 Tabelle1.B20:Tabelle1.B20 Tabelle1.B21:Tabelle1.B25 Tabelle1.G20:Tabelle1.G20 Tabelle1.G21:Tabelle1.G25 Tabelle1.H20:Tabelle1.H20 Tabelle1.H21:Tabelle1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1126in" svg:height="3.4953in" svg:x="0.0331in" svg:y="17.8488in">
            <draw:object draw:notify-on-update-of-ranges="Tabelle3.A11:Tabelle3.A11 Tabelle3.A12:Tabelle3.A16 Tabelle3.B11:Tabelle3.B11 Tabelle3.B12:Tabelle3.B16 Tabelle3.C11:Tabelle3.C11 Tabelle3.C12:Tabelle3.C16 Tabelle3.D11:Tabelle3.D11 Tabelle3.D12:Tabelle3.D16 Tabelle3.E11:Tabelle3.E11 Tabelle3.E12:Tabelle3.E16 Tabelle3.F11:Tabelle3.F11 Tabelle3.F12:Tabelle3.F16 Tabelle3.G11:Tabelle3.G11 Tabelle3.G12:Tabelle3.G16 Tabelle3.H11:Tabelle3.H11 Tabelle3.H12:Tabelle3.H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1343in" svg:height="3.4319in" svg:x="0in" svg:y="13.5402in">
            <draw:object draw:notify-on-update-of-ranges="Tabelle3.A2:Tabelle3.A2 Tabelle3.A3:Tabelle3.A7 Tabelle3.B2:Tabelle3.B2 Tabelle3.B3:Tabelle3.B7 Tabelle3.C2:Tabelle3.C2 Tabelle3.C3:Tabelle3.C7 Tabelle3.D2:Tabelle3.D2 Tabelle3.D3:Tabelle3.D7 Tabelle3.E2:Tabelle3.E2 Tabelle3.E3:Tabelle3.E7 Tabelle3.F2:Tabelle3.F2 Tabelle3.F3:Tabelle3.F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0846in" svg:height="3.422in" svg:x="0.028in" svg:y="4.6303in">
            <draw:object draw:notify-on-update-of-ranges="Tabelle1.A11:Tabelle1.A11 Tabelle1.A12:Tabelle1.A16 Tabelle1.B11:Tabelle1.B11 Tabelle1.B12:Tabelle1.B16 Tabelle1.G11:Tabelle1.G11 Tabelle1.G12:Tabelle1.G16 Tabelle1.H11:Tabelle1.H11 Tabelle1.H12:Tabelle1.H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5.963in" svg:height="3.2996in" svg:x="0.0835in" svg:y="21.9134in">
            <draw:object draw:notify-on-update-of-ranges="Tabelle3.A19:Tabelle3.A19 Tabelle3.A20:Tabelle3.A24 Tabelle3.B19:Tabelle3.B19 Tabelle3.B20:Tabelle3.B24 Tabelle3.C19:Tabelle3.C19 Tabelle3.C20:Tabelle3.C24 Tabelle3.D19:Tabelle3.D19 Tabelle3.D20:Tabelle3.D24 Tabelle3.E19:Tabelle3.E19 Tabelle3.E20:Tabelle3.E24 Tabelle3.F19:Tabelle3.F19 Tabelle3.F20:Tabelle3.F24 Tabelle3.G19:Tabelle3.G19 Tabelle3.G20:Tabelle3.G24 Tabelle3.H19:Tabelle3.H19 Tabelle3.H20:Tabelle3.H24 Tabelle3.I19:Tabelle3.I19 Tabelle3.I20:Tabelle3.I24 Tabelle3.J19:Tabelle3.J19 Tabelle3.J20:Tabelle3.J24 Tabelle3.K19:Tabelle3.K19 Tabelle3.K20:Tabelle3.K24 Tabelle3.L19:Tabelle3.L19 Tabelle3.L20:Tabelle3.L24 Tabelle3.M19:Tabelle3.M19 Tabelle3.M20:Tabelle3.M24 Tabelle3.N19:Tabelle3.N19 Tabelle3.N20:Tabelle3.N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5" table:default-cell-style-name="ce1"/>
        <table:table-column table:style-name="co2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PF (prä)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1. Start</text:p>
          </table:table-cell>
          <table:table-cell office:value-type="string" calcext:value-type="string">
            <text:p>1. Ende</text:p>
          </table:table-cell>
          <table:table-cell office:value-type="string" calcext:value-type="string">
            <text:p>2. Start</text:p>
          </table:table-cell>
          <table:table-cell office:value-type="string" calcext:value-type="string">
            <text:p>2. End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1. Start</text:p>
          </table:table-cell>
          <table:table-cell office:value-type="string" calcext:value-type="string">
            <text:p>1. Ende</text:p>
          </table:table-cell>
          <table:table-cell office:value-type="string" calcext:value-type="string">
            <text:p>2. Start</text:p>
          </table:table-cell>
          <table:table-cell office:value-type="string" calcext:value-type="string">
            <text:p>2. Ende</text:p>
          </table:table-cell>
          <table:table-cell office:value-type="string" calcext:value-type="string">
            <text:p>3. Start</text:p>
          </table:table-cell>
          <table:table-cell office:value-type="string" calcext:value-type="string">
            <text:p>3. 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  <table:table-cell table:style-name="ce1" table:number-columns-repeated="6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1. Start</text:p>
          </table:table-cell>
          <table:table-cell office:value-type="string" calcext:value-type="string">
            <text:p>1. Ende</text:p>
          </table:table-cell>
          <table:table-cell office:value-type="string" calcext:value-type="string">
            <text:p>2. Start</text:p>
          </table:table-cell>
          <table:table-cell office:value-type="string" calcext:value-type="string">
            <text:p>2. Ende</text:p>
          </table:table-cell>
          <table:table-cell office:value-type="string" calcext:value-type="string">
            <text:p>3. Start</text:p>
          </table:table-cell>
          <table:table-cell office:value-type="string" calcext:value-type="string">
            <text:p>3. Ende</text:p>
          </table:table-cell>
          <table:table-cell table:style-name="ce1" office:value-type="string" calcext:value-type="string">
            <text:p>4. Start</text:p>
          </table:table-cell>
          <table:table-cell table:style-name="ce1" office:value-type="string" calcext:value-type="string">
            <text:p>4. Ende</text:p>
          </table:table-cell>
          <table:table-cell table:style-name="ce1" office:value-type="string" calcext:value-type="string">
            <text:p>5. Start</text:p>
          </table:table-cell>
          <table:table-cell table:style-name="ce1" office:value-type="string" calcext:value-type="string">
            <text:p>5. Ende</text:p>
          </table:table-cell>
          <table:table-cell table:style-name="ce1" office:value-type="string" calcext:value-type="string">
            <text:p>6. Start</text:p>
          </table:table-cell>
          <table:table-cell table:style-name="ce1" office:value-type="string" calcext:value-type="string">
            <text:p>6. End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style-name="ce1"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22:56.325000000</meta:creation-date>
    <dc:date>2014-05-01T02:36:30.995000000</dc:date>
    <meta:editing-duration>PT2H11M55S</meta:editing-duration>
    <meta:editing-cycles>39</meta:editing-cycles>
    <meta:generator>LibreOffice/4.2.1.1$Windows_x86 LibreOffice_project/d7dbbd7842e6a58b0f521599204e827654e1fb8b</meta:generator>
    <meta:document-statistic meta:table-count="3" meta:cell-count="3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1cm" svg:height="8.926cm" xlink:href=".." xlink:type="simple" chart:class="chart:line" chart:style-name="ch1">
        <chart:title svg:x="7.153cm" svg:y="0.314cm" chart:style-name="ch2">
          <text:p>FCFS</text:p>
        </chart:title>
        <chart:legend chart:legend-position="end" svg:x="12.95cm" svg:y="3.666cm" style:legend-expansion="high" chart:style-name="ch3"/>
        <chart:plot-area chart:style-name="ch4" table:cell-range-address="Tabelle1.A2:Tabelle1.B7 Tabelle1.G2:Tabelle1.H7" chart:data-source-has-labels="both" svg:x="0.762cm" svg:y="1.627cm" svg:width="11.564cm" svg:height="6.701cm">
          <chartooo:coordinate-region svg:x="1.383cm" svg:y="1.826cm" svg:width="10.822cm" svg:height="5.855cm"/>
          <chart:axis chart:dimension="x" chart:name="primary-x" chart:style-name="ch5" chartooo:axis-type="auto">
            <chartooo:date-scale/>
            <chart:categories table:cell-range-address="Tabelle1.A3:Tabelle1.A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7" chart:label-cell-address="Tabelle1.B2:Tabelle1.B2" chart:class="chart:line">
            <chart:data-point chart:repeated="5"/>
          </chart:series>
          <chart:series chart:style-name="ch8" chart:values-cell-range-address="Tabelle1.G3:Tabelle1.G7" chart:label-cell-address="Tabelle1.G2:Tabelle1.G2" chart:class="chart:line">
            <chart:data-point chart:repeated="5"/>
          </chart:series>
          <chart:series chart:style-name="ch9" chart:values-cell-range-address="Tabelle1.H3:Tabelle1.H7" chart:label-cell-address="Tabelle1.H2:Tabelle1.H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1.B2:Tabelle1.B2</svg:desc>
                </draw:g>
              </table:table-cell>
              <table:table-cell office:value-type="string">
                <text:p>Startzeit</text:p>
                <draw:g>
                  <svg:desc>Tabelle1.G2:Tabelle1.G2</svg:desc>
                </draw:g>
              </table:table-cell>
              <table:table-cell office:value-type="string">
                <text:p>Endzeit</text:p>
                <draw:g>
                  <svg:desc>Tabelle1.H2:Tabe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3:Tabelle1.A7</svg:desc>
                </draw:g>
              </table:table-cell>
              <table:table-cell office:value-type="float" office:value="0">
                <text:p>0</text:p>
                <draw:g>
                  <svg:desc>Tabelle1.B3:Tabelle1.B7</svg:desc>
                </draw:g>
              </table:table-cell>
              <table:table-cell office:value-type="float" office:value="0">
                <text:p>0</text:p>
                <draw:g>
                  <svg:desc>Tabelle1.G3:Tabelle1.G7</svg:desc>
                </draw:g>
              </table:table-cell>
              <table:table-cell office:value-type="float" office:value="8">
                <text:p>8</text:p>
                <draw:g>
                  <svg:desc>Tabelle1.H3:Tabelle1.H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56cm" svg:height="8.693cm" xlink:href=".." xlink:type="simple" chart:class="chart:line" chart:style-name="ch1">
        <chart:title svg:x="7.221cm" svg:y="0.309cm" chart:style-name="ch2">
          <text:p>HPF</text:p>
        </chart:title>
        <chart:legend chart:legend-position="end" svg:x="12.796cm" svg:y="3.549cm" style:legend-expansion="high" chart:style-name="ch3"/>
        <chart:plot-area chart:style-name="ch4" table:cell-range-address="Tabelle1.A11:Tabelle1.B16 Tabelle1.G11:Tabelle1.H16" chart:data-source-has-labels="both" svg:x="0.759cm" svg:y="1.607cm" svg:width="11.419cm" svg:height="6.493cm">
          <chartooo:coordinate-region svg:x="1.38cm" svg:y="1.806cm" svg:width="10.677cm" svg:height="5.647cm"/>
          <chart:axis chart:dimension="x" chart:name="primary-x" chart:style-name="ch5" chartooo:axis-type="auto">
            <chartooo:date-scale/>
            <chart:categories table:cell-range-address="Tabelle1.A12:Tabelle1.A16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2:Tabelle1.B16" chart:label-cell-address="Tabelle1.B11:Tabelle1.B11" chart:class="chart:line">
            <chart:data-point chart:repeated="5"/>
          </chart:series>
          <chart:series chart:style-name="ch8" chart:values-cell-range-address="Tabelle1.G12:Tabelle1.G16" chart:label-cell-address="Tabelle1.G11:Tabelle1.G11" chart:class="chart:line">
            <chart:data-point chart:repeated="5"/>
          </chart:series>
          <chart:series chart:style-name="ch9" chart:values-cell-range-address="Tabelle1.H12:Tabelle1.H16" chart:label-cell-address="Tabelle1.H11:Tabelle1.H1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1.B11:Tabelle1.B11</svg:desc>
                </draw:g>
              </table:table-cell>
              <table:table-cell office:value-type="string">
                <text:p>Startzeit</text:p>
                <draw:g>
                  <svg:desc>Tabelle1.G11:Tabelle1.G11</svg:desc>
                </draw:g>
              </table:table-cell>
              <table:table-cell office:value-type="string">
                <text:p>Endzeit</text:p>
                <draw:g>
                  <svg:desc>Tabelle1.H11:Tabelle1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12:Tabelle1.A16</svg:desc>
                </draw:g>
              </table:table-cell>
              <table:table-cell office:value-type="float" office:value="0">
                <text:p>0</text:p>
                <draw:g>
                  <svg:desc>Tabelle1.B12:Tabelle1.B16</svg:desc>
                </draw:g>
              </table:table-cell>
              <table:table-cell office:value-type="float" office:value="0">
                <text:p>0</text:p>
                <draw:g>
                  <svg:desc>Tabelle1.G12:Tabelle1.G16</svg:desc>
                </draw:g>
              </table:table-cell>
              <table:table-cell office:value-type="float" office:value="8">
                <text:p>8</text:p>
                <draw:g>
                  <svg:desc>Tabelle1.H12:Tabelle1.H1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38cm" svg:height="9.03cm" xlink:href=".." xlink:type="simple" chart:class="chart:line" chart:style-name="ch1">
        <chart:title svg:x="7.339cm" svg:y="0.316cm" chart:style-name="ch2">
          <text:p>SJF</text:p>
        </chart:title>
        <chart:legend chart:legend-position="end" svg:x="12.978cm" svg:y="3.718cm" style:legend-expansion="high" chart:style-name="ch3"/>
        <chart:plot-area chart:style-name="ch4" table:cell-range-address="Tabelle1.A20:Tabelle1.B25 Tabelle1.G20:Tabelle1.H25" chart:data-source-has-labels="both" svg:x="0.762cm" svg:y="1.635cm" svg:width="11.592cm" svg:height="6.795cm">
          <chartooo:coordinate-region svg:x="1.383cm" svg:y="1.834cm" svg:width="10.85cm" svg:height="5.949cm"/>
          <chart:axis chart:dimension="x" chart:name="primary-x" chart:style-name="ch5" chartooo:axis-type="auto">
            <chartooo:date-scale/>
            <chart:categories table:cell-range-address="Tabelle1.A21:Tabelle1.A25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21:Tabelle1.B25" chart:label-cell-address="Tabelle1.B20:Tabelle1.B20" chart:class="chart:line">
            <chart:data-point chart:repeated="5"/>
          </chart:series>
          <chart:series chart:style-name="ch8" chart:values-cell-range-address="Tabelle1.G21:Tabelle1.G25" chart:label-cell-address="Tabelle1.G20:Tabelle1.G20" chart:class="chart:line">
            <chart:data-point chart:repeated="5"/>
          </chart:series>
          <chart:series chart:style-name="ch9" chart:values-cell-range-address="Tabelle1.H21:Tabelle1.H25" chart:label-cell-address="Tabelle1.H20:Tabelle1.H2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1.B20:Tabelle1.B20</svg:desc>
                </draw:g>
              </table:table-cell>
              <table:table-cell office:value-type="string">
                <text:p>Startzeit</text:p>
                <draw:g>
                  <svg:desc>Tabelle1.G20:Tabelle1.G20</svg:desc>
                </draw:g>
              </table:table-cell>
              <table:table-cell office:value-type="string">
                <text:p>Endzeit</text:p>
                <draw:g>
                  <svg:desc>Tabelle1.H20:Tabelle1.H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1.A21:Tabelle1.A25</svg:desc>
                </draw:g>
              </table:table-cell>
              <table:table-cell office:value-type="float" office:value="0">
                <text:p>0</text:p>
                <draw:g>
                  <svg:desc>Tabelle1.B21:Tabelle1.B25</svg:desc>
                </draw:g>
              </table:table-cell>
              <table:table-cell office:value-type="float" office:value="0">
                <text:p>0</text:p>
                <draw:g>
                  <svg:desc>Tabelle1.G21:Tabelle1.G25</svg:desc>
                </draw:g>
              </table:table-cell>
              <table:table-cell office:value-type="float" office:value="8">
                <text:p>8</text:p>
                <draw:g>
                  <svg:desc>Tabelle1.H21:Tabelle1.H2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82cm" svg:height="8.718cm" xlink:href=".." xlink:type="simple" chart:class="chart:line" chart:style-name="ch1">
        <chart:title svg:x="6.676cm" svg:y="0.31cm" chart:style-name="ch2">
          <text:p>HPF (prä.)</text:p>
        </chart:title>
        <chart:legend chart:legend-position="end" svg:x="12.922cm" svg:y="3.064cm" style:legend-expansion="high" chart:style-name="ch3"/>
        <chart:plot-area chart:style-name="ch4" table:cell-range-address="Tabelle3.A2:Tabelle3.F7" chart:data-source-has-labels="both" svg:x="0.761cm" svg:y="1.611cm" svg:width="11.539cm" svg:height="6.513cm">
          <chartooo:coordinate-region svg:x="1.382cm" svg:y="1.81cm" svg:width="10.797cm" svg:height="5.667cm"/>
          <chart:axis chart:dimension="x" chart:name="primary-x" chart:style-name="ch5" chartooo:axis-type="auto">
            <chartooo:date-scale/>
            <chart:categories table:cell-range-address="Tabelle3.A3:Tabelle3.A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3.B3:Tabelle3.B7" chart:label-cell-address="Tabelle3.B2:Tabelle3.B2" chart:class="chart:line">
            <chart:data-point chart:repeated="5"/>
          </chart:series>
          <chart:series chart:style-name="ch8" chart:values-cell-range-address="Tabelle3.C3:Tabelle3.C7" chart:label-cell-address="Tabelle3.C2:Tabelle3.C2" chart:class="chart:line">
            <chart:data-point chart:repeated="5"/>
          </chart:series>
          <chart:series chart:style-name="ch9" chart:values-cell-range-address="Tabelle3.D3:Tabelle3.D7" chart:label-cell-address="Tabelle3.D2:Tabelle3.D2" chart:class="chart:line">
            <chart:data-point chart:repeated="5"/>
          </chart:series>
          <chart:series chart:style-name="ch10" chart:values-cell-range-address="Tabelle3.E3:Tabelle3.E7" chart:label-cell-address="Tabelle3.E2:Tabelle3.E2" chart:class="chart:line">
            <chart:data-point chart:repeated="5"/>
          </chart:series>
          <chart:series chart:style-name="ch11" chart:values-cell-range-address="Tabelle3.F3:Tabelle3.F7" chart:label-cell-address="Tabelle3.F2:Tabelle3.F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3.B2:Tabelle3.B2</svg:desc>
                </draw:g>
              </table:table-cell>
              <table:table-cell office:value-type="string">
                <text:p>1. Start</text:p>
                <draw:g>
                  <svg:desc>Tabelle3.C2:Tabelle3.C2</svg:desc>
                </draw:g>
              </table:table-cell>
              <table:table-cell office:value-type="string">
                <text:p>1. Ende</text:p>
                <draw:g>
                  <svg:desc>Tabelle3.D2:Tabelle3.D2</svg:desc>
                </draw:g>
              </table:table-cell>
              <table:table-cell office:value-type="string">
                <text:p>2. Start</text:p>
                <draw:g>
                  <svg:desc>Tabelle3.E2:Tabelle3.E2</svg:desc>
                </draw:g>
              </table:table-cell>
              <table:table-cell office:value-type="string">
                <text:p>2. Ende</text:p>
                <draw:g>
                  <svg:desc>Tabelle3.F2:Tabelle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3.A3:Tabelle3.A7</svg:desc>
                </draw:g>
              </table:table-cell>
              <table:table-cell office:value-type="float" office:value="0">
                <text:p>0</text:p>
                <draw:g>
                  <svg:desc>Tabelle3.B3:Tabelle3.B7</svg:desc>
                </draw:g>
              </table:table-cell>
              <table:table-cell office:value-type="float" office:value="0">
                <text:p>0</text:p>
                <draw:g>
                  <svg:desc>Tabelle3.C3:Tabelle3.C7</svg:desc>
                </draw:g>
              </table:table-cell>
              <table:table-cell office:value-type="float" office:value="3">
                <text:p>3</text:p>
                <draw:g>
                  <svg:desc>Tabelle3.D3:Tabelle3.D7</svg:desc>
                </draw:g>
              </table:table-cell>
              <table:table-cell office:value-type="float" office:value="50">
                <text:p>50</text:p>
                <draw:g>
                  <svg:desc>Tabelle3.E3:Tabelle3.E7</svg:desc>
                </draw:g>
              </table:table-cell>
              <table:table-cell office:value-type="float" office:value="55">
                <text:p>55</text:p>
                <draw:g>
                  <svg:desc>Tabelle3.F3:Tabelle3.F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527cm" svg:height="8.879cm" xlink:href=".." xlink:type="simple" chart:class="chart:line" chart:style-name="ch1">
        <chart:title svg:x="7.137cm" svg:y="0.313cm" chart:style-name="ch2">
          <text:p>SRTF</text:p>
        </chart:title>
        <chart:legend chart:legend-position="end" svg:x="12.867cm" svg:y="2.646cm" style:legend-expansion="high" chart:style-name="ch3"/>
        <chart:plot-area chart:style-name="ch4" table:cell-range-address="Tabelle3.A11:Tabelle3.H16" chart:data-source-has-labels="both" svg:x="0.76cm" svg:y="1.623cm" svg:width="11.487cm" svg:height="6.659cm">
          <chartooo:coordinate-region svg:x="1.381cm" svg:y="1.822cm" svg:width="10.745cm" svg:height="5.813cm"/>
          <chart:axis chart:dimension="x" chart:name="primary-x" chart:style-name="ch5" chartooo:axis-type="auto">
            <chartooo:date-scale/>
            <chart:categories table:cell-range-address="Tabelle3.A12:Tabelle3.A16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3.B12:Tabelle3.B16" chart:label-cell-address="Tabelle3.B11:Tabelle3.B11" chart:class="chart:line">
            <chart:data-point chart:repeated="5"/>
          </chart:series>
          <chart:series chart:style-name="ch8" chart:values-cell-range-address="Tabelle3.C12:Tabelle3.C16" chart:label-cell-address="Tabelle3.C11:Tabelle3.C11" chart:class="chart:line">
            <chart:data-point chart:repeated="5"/>
          </chart:series>
          <chart:series chart:style-name="ch9" chart:values-cell-range-address="Tabelle3.D12:Tabelle3.D16" chart:label-cell-address="Tabelle3.D11:Tabelle3.D11" chart:class="chart:line">
            <chart:data-point chart:repeated="5"/>
          </chart:series>
          <chart:series chart:style-name="ch10" chart:values-cell-range-address="Tabelle3.E12:Tabelle3.E16" chart:label-cell-address="Tabelle3.E11:Tabelle3.E11" chart:class="chart:line">
            <chart:data-point chart:repeated="5"/>
          </chart:series>
          <chart:series chart:style-name="ch11" chart:values-cell-range-address="Tabelle3.F12:Tabelle3.F16" chart:label-cell-address="Tabelle3.F11:Tabelle3.F11" chart:class="chart:line">
            <chart:data-point chart:repeated="5"/>
          </chart:series>
          <chart:series chart:style-name="ch12" chart:values-cell-range-address="Tabelle3.G12:Tabelle3.G16" chart:label-cell-address="Tabelle3.G11:Tabelle3.G11" chart:class="chart:line">
            <chart:data-point chart:repeated="5"/>
          </chart:series>
          <chart:series chart:style-name="ch13" chart:values-cell-range-address="Tabelle3.H12:Tabelle3.H16" chart:label-cell-address="Tabelle3.H11:Tabelle3.H1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3.B11:Tabelle3.B11</svg:desc>
                </draw:g>
              </table:table-cell>
              <table:table-cell office:value-type="string">
                <text:p>1. Start</text:p>
                <draw:g>
                  <svg:desc>Tabelle3.C11:Tabelle3.C11</svg:desc>
                </draw:g>
              </table:table-cell>
              <table:table-cell office:value-type="string">
                <text:p>1. Ende</text:p>
                <draw:g>
                  <svg:desc>Tabelle3.D11:Tabelle3.D11</svg:desc>
                </draw:g>
              </table:table-cell>
              <table:table-cell office:value-type="string">
                <text:p>2. Start</text:p>
                <draw:g>
                  <svg:desc>Tabelle3.E11:Tabelle3.E11</svg:desc>
                </draw:g>
              </table:table-cell>
              <table:table-cell office:value-type="string">
                <text:p>2. Ende</text:p>
                <draw:g>
                  <svg:desc>Tabelle3.F11:Tabelle3.F11</svg:desc>
                </draw:g>
              </table:table-cell>
              <table:table-cell office:value-type="string">
                <text:p>3. Start</text:p>
                <draw:g>
                  <svg:desc>Tabelle3.G11:Tabelle3.G11</svg:desc>
                </draw:g>
              </table:table-cell>
              <table:table-cell office:value-type="string">
                <text:p>3. Ende</text:p>
                <draw:g>
                  <svg:desc>Tabelle3.H11:Tabelle3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3.A12:Tabelle3.A16</svg:desc>
                </draw:g>
              </table:table-cell>
              <table:table-cell office:value-type="float" office:value="0">
                <text:p>0</text:p>
                <draw:g>
                  <svg:desc>Tabelle3.B12:Tabelle3.B16</svg:desc>
                </draw:g>
              </table:table-cell>
              <table:table-cell office:value-type="float" office:value="0">
                <text:p>0</text:p>
                <draw:g>
                  <svg:desc>Tabelle3.C12:Tabelle3.C16</svg:desc>
                </draw:g>
              </table:table-cell>
              <table:table-cell office:value-type="float" office:value="8">
                <text:p>8</text:p>
                <draw:g>
                  <svg:desc>Tabelle3.D12:Tabelle3.D16</svg:desc>
                </draw:g>
              </table:table-cell>
              <table:table-cell office:value-type="float" office:value="NaN">
                <text:p>NaN</text:p>
                <draw:g>
                  <svg:desc>Tabelle3.E12:Tabelle3.E16</svg:desc>
                </draw:g>
              </table:table-cell>
              <table:table-cell office:value-type="float" office:value="NaN">
                <text:p>NaN</text:p>
                <draw:g>
                  <svg:desc>Tabelle3.F12:Tabelle3.F16</svg:desc>
                </draw:g>
              </table:table-cell>
              <table:table-cell office:value-type="float" office:value="NaN">
                <text:p>NaN</text:p>
                <draw:g>
                  <svg:desc>Tabelle3.G12:Tabelle3.G16</svg:desc>
                </draw:g>
              </table:table-cell>
              <table:table-cell office:value-type="float" office:value="NaN">
                <text:p>NaN</text:p>
                <draw:g>
                  <svg:desc>Tabelle3.H12:Tabelle3.H1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147cm" svg:height="8.382cm" xlink:href=".." xlink:type="simple" chart:class="chart:line" chart:style-name="ch1">
        <chart:title svg:x="6.246cm" svg:y="0.303cm" chart:style-name="ch2">
          <text:p>Round Robin</text:p>
        </chart:title>
        <chart:legend chart:legend-position="end" svg:x="12.487cm" svg:y="0.904cm" style:legend-expansion="high" chart:style-name="ch3"/>
        <chart:plot-area chart:style-name="ch4" table:cell-range-address="Tabelle3.A19:Tabelle3.N24" chart:data-source-has-labels="both" svg:x="0.752cm" svg:y="1.583cm" svg:width="11.131cm" svg:height="6.212cm">
          <chartooo:coordinate-region svg:x="1.373cm" svg:y="1.782cm" svg:width="10.389cm" svg:height="5.366cm"/>
          <chart:axis chart:dimension="x" chart:name="primary-x" chart:style-name="ch5" chartooo:axis-type="auto">
            <chartooo:date-scale/>
            <chart:categories table:cell-range-address="Tabelle3.A20:Tabelle3.A2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3.B20:Tabelle3.B24" chart:label-cell-address="Tabelle3.B19:Tabelle3.B19" chart:class="chart:line">
            <chart:data-point chart:repeated="5"/>
          </chart:series>
          <chart:series chart:style-name="ch8" chart:values-cell-range-address="Tabelle3.C20:Tabelle3.C24" chart:label-cell-address="Tabelle3.C19:Tabelle3.C19" chart:class="chart:line">
            <chart:data-point chart:repeated="5"/>
          </chart:series>
          <chart:series chart:style-name="ch9" chart:values-cell-range-address="Tabelle3.D20:Tabelle3.D24" chart:label-cell-address="Tabelle3.D19:Tabelle3.D19" chart:class="chart:line">
            <chart:data-point chart:repeated="5"/>
          </chart:series>
          <chart:series chart:style-name="ch10" chart:values-cell-range-address="Tabelle3.E20:Tabelle3.E24" chart:label-cell-address="Tabelle3.E19:Tabelle3.E19" chart:class="chart:line">
            <chart:data-point chart:repeated="5"/>
          </chart:series>
          <chart:series chart:style-name="ch11" chart:values-cell-range-address="Tabelle3.F20:Tabelle3.F24" chart:label-cell-address="Tabelle3.F19:Tabelle3.F19" chart:class="chart:line">
            <chart:data-point chart:repeated="5"/>
          </chart:series>
          <chart:series chart:style-name="ch12" chart:values-cell-range-address="Tabelle3.G20:Tabelle3.G24" chart:label-cell-address="Tabelle3.G19:Tabelle3.G19" chart:class="chart:line">
            <chart:data-point chart:repeated="5"/>
          </chart:series>
          <chart:series chart:style-name="ch13" chart:values-cell-range-address="Tabelle3.H20:Tabelle3.H24" chart:label-cell-address="Tabelle3.H19:Tabelle3.H19" chart:class="chart:line">
            <chart:data-point chart:repeated="5"/>
          </chart:series>
          <chart:series chart:style-name="ch14" chart:values-cell-range-address="Tabelle3.I20:Tabelle3.I24" chart:label-cell-address="Tabelle3.I19:Tabelle3.I19" chart:class="chart:line">
            <chart:data-point chart:repeated="5"/>
          </chart:series>
          <chart:series chart:style-name="ch15" chart:values-cell-range-address="Tabelle3.J20:Tabelle3.J24" chart:label-cell-address="Tabelle3.J19:Tabelle3.J19" chart:class="chart:line">
            <chart:data-point chart:repeated="5"/>
          </chart:series>
          <chart:series chart:style-name="ch16" chart:values-cell-range-address="Tabelle3.K20:Tabelle3.K24" chart:label-cell-address="Tabelle3.K19:Tabelle3.K19" chart:class="chart:line">
            <chart:data-point chart:repeated="5"/>
          </chart:series>
          <chart:series chart:style-name="ch17" chart:values-cell-range-address="Tabelle3.L20:Tabelle3.L24" chart:label-cell-address="Tabelle3.L19:Tabelle3.L19" chart:class="chart:line">
            <chart:data-point chart:repeated="5"/>
          </chart:series>
          <chart:series chart:style-name="ch18" chart:values-cell-range-address="Tabelle3.M20:Tabelle3.M24" chart:label-cell-address="Tabelle3.M19:Tabelle3.M19" chart:class="chart:line">
            <chart:data-point chart:repeated="5"/>
          </chart:series>
          <chart:series chart:style-name="ch19" chart:values-cell-range-address="Tabelle3.N20:Tabelle3.N24" chart:label-cell-address="Tabelle3.N19:Tabelle3.N19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kunftszeit</text:p>
                <draw:g>
                  <svg:desc>Tabelle3.B19:Tabelle3.B19</svg:desc>
                </draw:g>
              </table:table-cell>
              <table:table-cell office:value-type="string">
                <text:p>1. Start</text:p>
                <draw:g>
                  <svg:desc>Tabelle3.C19:Tabelle3.C19</svg:desc>
                </draw:g>
              </table:table-cell>
              <table:table-cell office:value-type="string">
                <text:p>1. Ende</text:p>
                <draw:g>
                  <svg:desc>Tabelle3.D19:Tabelle3.D19</svg:desc>
                </draw:g>
              </table:table-cell>
              <table:table-cell office:value-type="string">
                <text:p>2. Start</text:p>
                <draw:g>
                  <svg:desc>Tabelle3.E19:Tabelle3.E19</svg:desc>
                </draw:g>
              </table:table-cell>
              <table:table-cell office:value-type="string">
                <text:p>2. Ende</text:p>
                <draw:g>
                  <svg:desc>Tabelle3.F19:Tabelle3.F19</svg:desc>
                </draw:g>
              </table:table-cell>
              <table:table-cell office:value-type="string">
                <text:p>3. Start</text:p>
                <draw:g>
                  <svg:desc>Tabelle3.G19:Tabelle3.G19</svg:desc>
                </draw:g>
              </table:table-cell>
              <table:table-cell office:value-type="string">
                <text:p>3. Ende</text:p>
                <draw:g>
                  <svg:desc>Tabelle3.H19:Tabelle3.H19</svg:desc>
                </draw:g>
              </table:table-cell>
              <table:table-cell office:value-type="string">
                <text:p>4. Start</text:p>
                <draw:g>
                  <svg:desc>Tabelle3.I19:Tabelle3.I19</svg:desc>
                </draw:g>
              </table:table-cell>
              <table:table-cell office:value-type="string">
                <text:p>4. Ende</text:p>
                <draw:g>
                  <svg:desc>Tabelle3.J19:Tabelle3.J19</svg:desc>
                </draw:g>
              </table:table-cell>
              <table:table-cell office:value-type="string">
                <text:p>5. Start</text:p>
                <draw:g>
                  <svg:desc>Tabelle3.K19:Tabelle3.K19</svg:desc>
                </draw:g>
              </table:table-cell>
              <table:table-cell office:value-type="string">
                <text:p>5. Ende</text:p>
                <draw:g>
                  <svg:desc>Tabelle3.L19:Tabelle3.L19</svg:desc>
                </draw:g>
              </table:table-cell>
              <table:table-cell office:value-type="string">
                <text:p>6. Start</text:p>
                <draw:g>
                  <svg:desc>Tabelle3.M19:Tabelle3.M19</svg:desc>
                </draw:g>
              </table:table-cell>
              <table:table-cell office:value-type="string">
                <text:p>6. Ende</text:p>
                <draw:g>
                  <svg:desc>Tabelle3.N19:Tabelle3.N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abelle3.A20:Tabelle3.A24</svg:desc>
                </draw:g>
              </table:table-cell>
              <table:table-cell office:value-type="float" office:value="0">
                <text:p>0</text:p>
                <draw:g>
                  <svg:desc>Tabelle3.B20:Tabelle3.B24</svg:desc>
                </draw:g>
              </table:table-cell>
              <table:table-cell office:value-type="float" office:value="0">
                <text:p>0</text:p>
                <draw:g>
                  <svg:desc>Tabelle3.C20:Tabelle3.C24</svg:desc>
                </draw:g>
              </table:table-cell>
              <table:table-cell office:value-type="float" office:value="5">
                <text:p>5</text:p>
                <draw:g>
                  <svg:desc>Tabelle3.D20:Tabelle3.D24</svg:desc>
                </draw:g>
              </table:table-cell>
              <table:table-cell office:value-type="float" office:value="25">
                <text:p>25</text:p>
                <draw:g>
                  <svg:desc>Tabelle3.E20:Tabelle3.E24</svg:desc>
                </draw:g>
              </table:table-cell>
              <table:table-cell office:value-type="float" office:value="30">
                <text:p>30</text:p>
                <draw:g>
                  <svg:desc>Tabelle3.F20:Tabelle3.F24</svg:desc>
                </draw:g>
              </table:table-cell>
              <table:table-cell office:value-type="float" office:value="NaN">
                <text:p>NaN</text:p>
                <draw:g>
                  <svg:desc>Tabelle3.G20:Tabelle3.G24</svg:desc>
                </draw:g>
              </table:table-cell>
              <table:table-cell office:value-type="float" office:value="NaN">
                <text:p>NaN</text:p>
                <draw:g>
                  <svg:desc>Tabelle3.H20:Tabelle3.H24</svg:desc>
                </draw:g>
              </table:table-cell>
              <table:table-cell office:value-type="float" office:value="NaN">
                <text:p>NaN</text:p>
                <draw:g>
                  <svg:desc>Tabelle3.I20:Tabelle3.I24</svg:desc>
                </draw:g>
              </table:table-cell>
              <table:table-cell office:value-type="float" office:value="NaN">
                <text:p>NaN</text:p>
                <draw:g>
                  <svg:desc>Tabelle3.J20:Tabelle3.J24</svg:desc>
                </draw:g>
              </table:table-cell>
              <table:table-cell office:value-type="float" office:value="NaN">
                <text:p>NaN</text:p>
                <draw:g>
                  <svg:desc>Tabelle3.K20:Tabelle3.K24</svg:desc>
                </draw:g>
              </table:table-cell>
              <table:table-cell office:value-type="float" office:value="NaN">
                <text:p>NaN</text:p>
                <draw:g>
                  <svg:desc>Tabelle3.L20:Tabelle3.L24</svg:desc>
                </draw:g>
              </table:table-cell>
              <table:table-cell office:value-type="float" office:value="NaN">
                <text:p>NaN</text:p>
                <draw:g>
                  <svg:desc>Tabelle3.M20:Tabelle3.M24</svg:desc>
                </draw:g>
              </table:table-cell>
              <table:table-cell office:value-type="float" office:value="NaN">
                <text:p>NaN</text:p>
                <draw:g>
                  <svg:desc>Tabelle3.N20:Tabelle3.N2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